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icalProperties.HierarchicalProperties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loadFile( File fi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ierarchicalProperties.HierarchicalProperties( File [ ] files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icalProperties.HierarchicalProperties( File fil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y( QName servic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ies( String serviceNamespaceURI , String service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ChainedMap( Chain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erarchicalProperties.load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erarchicalProperties.getRoo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erarchicalProperties.getProperty( QName service , String por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ies( QName service , String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hain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parseProperty( String proper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ierarchicalProperties.HierarchicalProperties( File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setParent( Chain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y( String serviceNamespaceURI , String serviceLocalPar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putAll( Map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ed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Chain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erarchicalProperti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Map.getLocall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ies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erarchicalProperties.HierarchicalProperties( List &lt; File &gt; prop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clear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ies( String serviceNamespaceURI , String serviceLocalPart ,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icalProperties.g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inedMap.containsKey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erarchicalProperties.getProperty( String serviceNamespaceURI , String serviceLocalPart , String port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Map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